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e2461" officeooo:paragraph-rsid="001ec2c5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edf67" officeooo:paragraph-rsid="001ec2c5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officeooo:rsid="001e2461" officeooo:paragraph-rsid="001ec2c5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officeooo:rsid="001edf67" officeooo:paragraph-rsid="001ec2c5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edf67" officeooo:paragraph-rsid="001ec2c5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edf67" officeooo:paragraph-rsid="0026c1e9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justify" style:justify-single-word="false">
        <style:tab-stops/>
        <style:drop-cap/>
      </style:paragraph-properties>
      <style:text-properties style:font-name="Times New Roman" fo:font-weight="normal" officeooo:rsid="005424fe" officeooo:paragraph-rsid="001ec2c5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>
        <style:tab-stops/>
        <style:drop-cap/>
      </style:paragraph-properties>
      <style:text-properties style:font-name="Times New Roman" officeooo:rsid="005424fe" officeooo:paragraph-rsid="001ec2c5"/>
    </style:style>
    <style:style style:name="P10" style:family="paragraph" style:parent-style-name="Standard">
      <style:paragraph-properties fo:line-height="150%" fo:text-align="justify" style:justify-single-word="false">
        <style:tab-stops/>
        <style:drop-cap/>
      </style:paragraph-properties>
      <style:text-properties style:font-name="Times New Roman" officeooo:rsid="0054abcb" officeooo:paragraph-rsid="001ec2c5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officeooo:rsid="0066ae3d" officeooo:paragraph-rsid="001ec2c5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weight="bold" officeooo:rsid="0024cdee" officeooo:paragraph-rsid="001ec2c5" style:font-weight-asian="bold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rsid="001edf67" officeooo:paragraph-rsid="001ec2c5"/>
    </style:style>
    <style:style style:name="P14" style:family="paragraph" style:parent-style-name="Standard">
      <style:paragraph-properties fo:margin-left="8.999cm" fo:margin-right="0cm" fo:line-height="150%" fo:text-align="start" style:justify-single-word="false" fo:text-indent="0cm" style:auto-text-indent="false"/>
      <style:text-properties style:font-name="Times New Roman" officeooo:rsid="0028fc4d" officeooo:paragraph-rsid="001ec2c5"/>
    </style:style>
    <style:style style:name="P15" style:family="paragraph" style:parent-style-name="Standard" style:master-page-name="">
      <style:paragraph-properties fo:margin-left="8.999cm" fo:margin-right="0cm" fo:line-height="150%" fo:text-align="justify" style:justify-single-word="false" fo:text-indent="0cm" style:auto-text-indent="false" style:page-number="auto"/>
      <style:text-properties style:font-name="Times New Roman" officeooo:rsid="00209bb8" officeooo:paragraph-rsid="001ec2c5"/>
    </style:style>
    <style:style style:name="P16" style:family="paragraph" style:parent-style-name="Standard" style:master-page-name="">
      <style:paragraph-properties fo:margin-left="8.999cm" fo:margin-right="0cm" fo:line-height="150%" fo:text-align="start" style:justify-single-word="false" fo:text-indent="0cm" style:auto-text-indent="false" style:page-number="auto"/>
      <style:text-properties style:font-name="Times New Roman" officeooo:rsid="0028fc4d" officeooo:paragraph-rsid="001ec2c5"/>
    </style:style>
    <style:style style:name="P17" style:family="paragraph" style:parent-style-name="Standard">
      <style:paragraph-properties fo:margin-left="8.754cm" fo:margin-right="0cm" fo:line-height="150%" fo:text-align="start" style:justify-single-word="false" fo:text-indent="0cm" style:auto-text-indent="false"/>
      <style:text-properties style:font-name="Times New Roman" officeooo:rsid="00209bb8" officeooo:paragraph-rsid="001ec2c5"/>
    </style:style>
    <style:style style:name="P18" style:family="paragraph" style:parent-style-name="Text_20_body">
      <style:text-properties officeooo:rsid="002b553a" officeooo:paragraph-rsid="002b553a"/>
    </style:style>
    <style:style style:name="P19" style:family="paragraph" style:parent-style-name="Standard" style:master-page-name="First_20_Page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Times New Roman" fo:font-weight="bold" officeooo:rsid="0024cdee" officeooo:paragraph-rsid="001ec2c5" style:font-weight-asian="bold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  <style:drop-cap/>
      </style:paragraph-properties>
      <style:text-properties style:font-name="Times New Roman" fo:font-weight="normal" officeooo:rsid="0024cdee" officeooo:paragraph-rsid="001ec2c5" style:font-weight-asian="normal" style:font-weight-complex="normal"/>
    </style:style>
    <style:style style:name="P21" style:family="paragraph" style:parent-style-name="Standard">
      <style:text-properties officeooo:paragraph-rsid="002a84a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officeooo:rsid="0066ae3d" officeooo:paragraph-rsid="001ec2c5"/>
    </style:style>
    <style:style style:name="P24" style:family="paragraph" style:parent-style-name="Standard" style:master-page-name="Index">
      <style:paragraph-properties style:page-number="auto" fo:break-before="page"/>
      <style:text-properties officeooo:paragraph-rsid="002a84ae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5" fo:break-before="page"/>
      <style:text-properties style:font-name="Times New Roman" fo:font-size="14pt" officeooo:rsid="001edf67" officeooo:paragraph-rsid="001ec2c5" style:font-size-asian="14pt" style:font-size-complex="14pt"/>
    </style:style>
    <style:style style:name="P26" style:family="paragraph" style:parent-style-name="Standard" style:master-page-name="First_20_Page">
      <style:paragraph-properties fo:line-height="150%" fo:text-align="center" style:justify-single-word="false" style:page-number="4"/>
      <style:text-properties style:font-name="Times New Roman" fo:font-size="14pt" officeooo:rsid="001e2461" officeooo:paragraph-rsid="001ec2c5" style:font-size-asian="14pt" style:font-size-complex="14pt"/>
    </style:style>
    <style:style style:name="P27" style:family="paragraph" style:parent-style-name="Text_20_body">
      <style:text-properties officeooo:rsid="002c5b01" officeooo:paragraph-rsid="002c5b01"/>
    </style:style>
    <style:style style:name="P28" style:family="paragraph" style:parent-style-name="Heading_20_1" style:master-page-name="Standard">
      <style:paragraph-properties style:page-number="1"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205931"/>
    </style:style>
    <style:style style:name="T2" style:family="text">
      <style:text-properties officeooo:rsid="00925223"/>
    </style:style>
    <style:style style:name="T3" style:family="text">
      <style:text-properties officeooo:rsid="0043c9ab"/>
    </style:style>
    <style:style style:name="T4" style:family="text">
      <style:text-properties officeooo:rsid="00954e0a"/>
    </style:style>
    <style:style style:name="T5" style:family="text">
      <style:text-properties officeooo:rsid="007056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e631" style:font-weight-asian="bold" style:font-weight-complex="bold"/>
    </style:style>
    <style:style style:name="T8" style:family="text">
      <style:text-properties officeooo:rsid="006d65b7"/>
    </style:style>
    <style:style style:name="T9" style:family="text">
      <style:text-properties officeooo:rsid="008789c1"/>
    </style:style>
    <style:style style:name="T10" style:family="text">
      <style:text-properties officeooo:rsid="0023801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oft-page-break/>INSTITUTO DE EDUCAÇÃO SUPERIOR DA PARAÍBA – IESP</text:p>
      <text:p text:style-name="P2">BACHARE<text:span text:style-name="T1">LADO</text:span> EM SISTEMA DE INFORMA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EVERSON TEIXEIRA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0">SAETVP</text:span>: <text:span text:style-name="T10">sistema de automação para entrega de trabalho e verificação de plágio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JOÃO PESSOA / PB</text:p>
      <text:p text:style-name="P22"><text:bookmark-start text:name="__RefHeading___Toc1197_1629433696"/>201<text:span text:style-name="T2">7</text:span><text:bookmark-end text:name="__RefHeading___Toc1197_1629433696"/></text:p>
      <text:p text:style-name="P25">EVERSON TEIXEIRA</text:p>
      <text:p text:style-name="P3"/>
      <text:p text:style-name="P5"/>
      <text:p text:style-name="P5"/>
      <text:p text:style-name="P5"/>
      <text:p text:style-name="P5"/>
      <text:p text:style-name="P5"/>
      <text:p text:style-name="P7"><text:span text:style-name="T10">SAETVP</text:span>: <text:span text:style-name="T10">sistema de automação para entrega de trabalho e verificação de plágios.</text:span></text:p>
      <text:p text:style-name="P5"/>
      <text:p text:style-name="P5"/>
      <text:p text:style-name="P5"/>
      <text:p text:style-name="P5"/>
      <text:p text:style-name="P15">Trabalho realizado <text:span text:style-name="T3">em</text:span> âmbito da disciplina de <text:span text:style-name="T4">Projeto Final de Curso II</text:span>, do curso de graduação em Sistema de Informação do instituto de Educação Superior da Paraíba – IESP - <text:s/><text:span text:style-name="T5">PB.</text:span></text:p>
      <text:p text:style-name="P17"/>
      <text:p text:style-name="P17"/>
      <text:p text:style-name="P17"/>
      <text:p text:style-name="P17"/>
      <text:p text:style-name="P16">ORIENTADOR: </text:p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JOÃO PESSOA / PB</text:p>
      <text:p text:style-name="P13">201<text:span text:style-name="T2">7</text:span></text:p>
      <text:p text:style-name="P19">RESUMO</text:p>
      <text:p text:style-name="P12"/>
      <text:p text:style-name="P20">PALAVRAS-CHAVE: </text:p>
      <text:p text:style-name="P24"/>
      <text:table-of-content text:style-name="Sect1" text:protected="true" text:name="Sumário1">
        <text:table-of-content-source text:outline-level="10" text:use-index-source-styles="true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0"><text:a xlink:type="simple" xlink:href="#__RefHeading___Toc1199_1629433696" text:style-name="Index_20_Link" text:visited-style-name="Index_20_Link">INTRODUÇÃO<text:tab/></text:a></text:p>
          <text:p text:style-name="P30"><text:a xlink:type="simple" xlink:href="#__RefHeading___Toc1201_1629433696" text:style-name="Index_20_Link" text:visited-style-name="Index_20_Link">OBJETIVOS<text:tab/></text:a></text:p>
          <text:p text:style-name="P30"><text:a xlink:type="simple" xlink:href="#__RefHeading___Toc1203_1629433696" text:style-name="Index_20_Link" text:visited-style-name="Index_20_Link">PROBLEMÁTICA<text:tab/></text:a></text:p>
          <text:p text:style-name="P30"><text:a xlink:type="simple" xlink:href="#__RefHeading___Toc1205_1629433696" text:style-name="Index_20_Link" text:visited-style-name="Index_20_Link">JUSTIFICATIVA<text:tab/></text:a></text:p>
          <text:p text:style-name="P30"><text:a xlink:type="simple" xlink:href="#__RefHeading___Toc1207_1629433696" text:style-name="Index_20_Link" text:visited-style-name="Index_20_Link">METODOLOGIA<text:tab/></text:a></text:p>
          <text:p text:style-name="P30"><text:a xlink:type="simple" xlink:href="#__RefHeading___Toc1209_1629433696" text:style-name="Index_20_Link" text:visited-style-name="Index_20_Link">CRONOGRAMA<text:tab/></text:a></text:p>
          <text:p text:style-name="P30"><text:a xlink:type="simple" xlink:href="#__RefHeading___Toc1211_1629433696" text:style-name="Index_20_Link" text:visited-style-name="Index_20_Link">REFERÊNCIAS<text:tab/></text:a></text:p>
        </text:index-body>
      </text:table-of-content>
      <text:p text:style-name="P21"/>
      <text:h text:style-name="P28" text:outline-level="1"><text:bookmark-start text:name="__RefHeading___Toc1199_1629433696"/>INTRODUÇÃO<text:bookmark-end text:name="__RefHeading___Toc1199_1629433696"/></text:h>
      <text:p text:style-name="Standard"><text:bookmark-start text:name="__RefHeading___Toc2109_1629433696"/>Cweecwec<text:bookmark-end text:name="__RefHeading___Toc2109_1629433696"/></text:p>
      <text:p text:style-name="P18">ec</text:p>
      <text:p text:style-name="P18">we</text:p>
      <text:p text:style-name="P18">cw</text:p>
      <text:p text:style-name="P18">e</text:p>
      <text:h text:style-name="P29" text:outline-level="1"><text:bookmark-start text:name="__RefHeading___Toc1201_1629433696"/><text:span text:style-name="T7">O</text:span><text:span text:style-name="T6">BJETIVOS</text:span><text:bookmark-end text:name="__RefHeading___Toc1201_1629433696"/></text:h>
      <text:p text:style-name="P9"/>
      <text:p text:style-name="P9">OBJETIVO GERAL </text:p>
      <text:p text:style-name="P10"/>
      <text:p text:style-name="P9"/>
      <text:p text:style-name="P8">OBJETIVO ESPECÍFICO</text:p>
      <text:h text:style-name="P29" text:outline-level="1"><text:bookmark-start text:name="__RefHeading___Toc1203_1629433696"/>PROBLEM<text:span text:style-name="T8">Á</text:span>TICA<text:bookmark-end text:name="__RefHeading___Toc1203_1629433696"/></text:h>
      <text:p text:style-name="P27"/>
      <text:h text:style-name="P29" text:outline-level="1"><text:bookmark-start text:name="__RefHeading___Toc1205_1629433696"/>JUSTIFICATIVA<text:bookmark-end text:name="__RefHeading___Toc1205_1629433696"/></text:h>
      <text:h text:style-name="P29" text:outline-level="1"><text:bookmark-start text:name="__RefHeading___Toc1207_1629433696"/>METODOLOGIA<text:bookmark-end text:name="__RefHeading___Toc1207_1629433696"/></text:h>
      <text:h text:style-name="P29" text:outline-level="1"><text:bookmark-start text:name="__RefHeading___Toc1209_1629433696"/>CRONOGRAMA<text:bookmark-end text:name="__RefHeading___Toc1209_1629433696"/></text:h>
      <text:h text:style-name="P29" text:outline-level="1"><text:bookmark-start text:name="__RefHeading___Toc1211_1629433696"/>REFERÊNCIA<text:span text:style-name="T9">S</text:span><text:bookmark-end text:name="__RefHeading___Toc1211_162943369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1cm" loext:contextual-spacing="false" fo:text-indent="0cm" style:auto-text-indent="false" style:page-number="auto"/>
      <style:text-properties fo:font-size="12pt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" style:print-orientation="portrait" fo:margin-top="3cm" fo:margin-bottom="2cm" fo:margin-left="3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previous" text:page-adjust="4"/><text:page-number style:num-format="1" text:select-page="current" text:page-adjust="4">11</text:page-number></text:p>
      </style:footer>
    </style:master-page>
    <style:master-page style:name="First_20_Page" style:display-name="First Page" style:page-layout-name="Mpm2"/>
    <style:master-page style:name="Index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3:05:20.585148578</meta:creation-date>
    <dc:date>2017-08-23T00:06:53.253087132</dc:date>
    <meta:editing-duration>PT48M16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3" meta:paragraph-count="37" meta:word-count="108" meta:character-count="742" meta:non-whitespace-character-count="658"/>
  </office:meta>
</office:document-meta>
</file>